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0.1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fo:color="#3c3c3c" style:font-name="Ubuntu" fo:font-size="6.30000019073486pt" fo:language="none" fo:country="none" style:font-name-asian="Ubuntu" style:font-size-asian="6.30000019073486pt" style:language-asian="none" style:country-asian="none" style:font-name-complex="Ubuntu" style:font-size-complex="6.3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4.36pt" svg:height="255.2pt" svg:x="319.61pt" svg:y="124.78pt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4.36pt" svg:height="255.2pt" svg:x="53.66pt" svg:y="118.43pt">
            <loext:p draw:notify-on-update-of-ranges="Sheet1.A4:Sheet1.A6 Sheet1.B4:Sheet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4.36pt" svg:height="255.2pt" svg:x="57.23pt" svg:y="385.23pt">
            <loext:p draw:notify-on-update-of-ranges="Sheet1.A7:Sheet1.A9 Sheet1.B7:Sheet1.B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Chainer</text:p>
          </table:table-cell>
          <table:table-cell table:formula="of:=1-[.C1]" office:value-type="float" office:value="0.276182432432433" calcext:value-type="float">
            <text:p>0.2761824324</text:p>
          </table:table-cell>
          <table:table-cell office:value-type="float" office:value="0.723817567567567" calcext:value-type="float">
            <text:p>0.7238175676</text:p>
          </table:table-cell>
        </table:table-row>
        <table:table-row table:style-name="ro2">
          <table:table-cell office:value-type="string" calcext:value-type="string">
            <text:p>TensorFlow</text:p>
          </table:table-cell>
          <table:table-cell table:formula="of:=1-[.C2]" office:value-type="float" office:value="0.124223602484472" calcext:value-type="float">
            <text:p>0.1242236025</text:p>
          </table:table-cell>
          <table:table-cell office:value-type="float" office:value="0.875776397515528" calcext:value-type="float">
            <text:p>0.8757763975</text:p>
          </table:table-cell>
        </table:table-row>
        <table:table-row table:style-name="ro2">
          <table:table-cell office:value-type="string" calcext:value-type="string">
            <text:p>PyTorch</text:p>
          </table:table-cell>
          <table:table-cell table:formula="of:=1-[.C3]" office:value-type="float" office:value="0.0989583333333334" calcext:value-type="float">
            <text:p>0.0989583333</text:p>
          </table:table-cell>
          <table:table-cell office:value-type="float" office:value="0.901041666666667" calcext:value-type="float">
            <text:p>0.9010416667</text:p>
          </table:table-cell>
        </table:table-row>
        <table:table-row table:style-name="ro2">
          <table:table-cell table:style-name="ce1" office:value-type="string" calcext:value-type="string">
            <text:p>Chainer</text:p>
          </table:table-cell>
          <table:table-cell table:formula="of:=1-[.C4]" office:value-type="float" office:value="0.227926876701673" calcext:value-type="float">
            <text:p>0.2279268767</text:p>
          </table:table-cell>
          <table:table-cell office:value-type="float" office:value="0.772073123298327" calcext:value-type="float">
            <text:p>0.7720731233</text:p>
          </table:table-cell>
        </table:table-row>
        <table:table-row table:style-name="ro2">
          <table:table-cell office:value-type="string" calcext:value-type="string">
            <text:p>TensorFlow</text:p>
          </table:table-cell>
          <table:table-cell table:formula="of:=1-[.C5]" office:value-type="float" office:value="0.0425531914893615" calcext:value-type="float">
            <text:p>0.0425531915</text:p>
          </table:table-cell>
          <table:table-cell office:value-type="float" office:value="0.957446808510638" calcext:value-type="float">
            <text:p>0.9574468085</text:p>
          </table:table-cell>
        </table:table-row>
        <table:table-row table:style-name="ro2">
          <table:table-cell office:value-type="string" calcext:value-type="string">
            <text:p>PyTorch</text:p>
          </table:table-cell>
          <table:table-cell table:formula="of:=1-[.C6]" office:value-type="float" office:value="0.0231213872832369" calcext:value-type="float">
            <text:p>0.0231213873</text:p>
          </table:table-cell>
          <table:table-cell table:style-name="ce2" office:value-type="float" office:value="0.976878612716763" calcext:value-type="float">
            <text:p>0.9768786127</text:p>
          </table:table-cell>
        </table:table-row>
        <table:table-row table:style-name="ro2">
          <table:table-cell table:style-name="ce1" office:value-type="string" calcext:value-type="string">
            <text:p>Chainer</text:p>
          </table:table-cell>
          <table:table-cell table:style-name="ce2" office:value-type="float" office:value="1684.77401789187" calcext:value-type="float">
            <text:p>1684.7740178919</text:p>
          </table:table-cell>
          <table:table-cell table:style-name="Default"/>
        </table:table-row>
        <table:table-row table:style-name="ro2">
          <table:table-cell office:value-type="string" calcext:value-type="string">
            <text:p>TensorFlow</text:p>
          </table:table-cell>
          <table:table-cell table:style-name="ce3" office:value-type="float" office:value="6874.21985815603" calcext:value-type="float">
            <text:p>6874.219858156</text:p>
          </table:table-cell>
          <table:table-cell table:style-name="Default"/>
        </table:table-row>
        <table:table-row table:style-name="ro2">
          <table:table-cell office:value-type="string" calcext:value-type="string">
            <text:p>PyTorch</text:p>
          </table:table-cell>
          <table:table-cell table:style-name="ce3" office:value-type="float" office:value="4168.19075144509" calcext:value-type="float">
            <text:p>4168.190751445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27:19.716098977</meta:creation-date>
    <dc:date>2018-06-09T15:14:54.008475832</dc:date>
    <meta:editing-duration>PT47M34S</meta:editing-duration>
    <meta:editing-cycles>1</meta:editing-cycles>
    <meta:document-statistic meta:table-count="1" meta:cell-count="24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27cm" svg:height="9.004cm" xlink:href=".." xlink:type="simple" chart:class="chart:bar" chart:style-name="ch1">
        <chart:plot-area chart:style-name="ch2" table:cell-range-address="Sheet1.A1:Sheet1.B3" chart:data-source-has-labels="column" svg:x="1.19cm" svg:y="0.18cm" svg:width="7.951cm" svg:height="8.644cm">
          <chartooo:coordinate-region svg:x="2.125cm" svg:y="0.377cm" svg:width="7.016cm" svg:height="7.956cm"/>
          <chart:axis chart:dimension="x" chart:name="primary-x" chart:style-name="ch3" chartooo:axis-type="auto">
            <chartooo:date-scale/>
            <chart:categories table:cell-range-address="Sheet1.A1:Sheet1.A3"/>
          </chart:axis>
          <chart:axis chart:dimension="y" chart:name="primary-y" chart:style-name="ch4">
            <chart:title svg:x="0.451cm" svg:y="6.62cm" chart:style-name="ch5">
              <text:p>READMEのデータ量 (bytes)</text:p>
            </chart:title>
          </chart:axis>
          <chart:series chart:style-name="ch6" chart:values-cell-range-address="Sheet1.B1:Sheet1.B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ainer</text:p>
                <draw:g>
                  <svg:desc>Sheet1.A1:Sheet1.A3</svg:desc>
                </draw:g>
              </table:table-cell>
              <table:table-cell office:value-type="float" office:value="0.276182432432433">
                <text:p>0.276182432432433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TensorFlow</text:p>
              </table:table-cell>
              <table:table-cell office:value-type="float" office:value="0.124223602484472">
                <text:p>0.124223602484472</text:p>
              </table:table-cell>
            </table:table-row>
            <table:table-row>
              <table:table-cell office:value-type="string">
                <text:p>PyTorch</text:p>
              </table:table-cell>
              <table:table-cell office:value-type="float" office:value="0.0989583333333334">
                <text:p>0.09895833333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27cm" svg:height="9.004cm" xlink:href=".." xlink:type="simple" chart:class="chart:bar" chart:style-name="ch1">
        <chart:plot-area chart:style-name="ch2" table:cell-range-address="Sheet1.A4:Sheet1.B6" chart:data-source-has-labels="column" svg:x="1.19cm" svg:y="0.18cm" svg:width="7.951cm" svg:height="8.644cm">
          <chartooo:coordinate-region svg:x="2.125cm" svg:y="0.376cm" svg:width="7.016cm" svg:height="7.957cm"/>
          <chart:axis chart:dimension="x" chart:name="primary-x" chart:style-name="ch3" chartooo:axis-type="auto">
            <chartooo:date-scale/>
            <chart:categories table:cell-range-address="Sheet1.A4:Sheet1.A6"/>
          </chart:axis>
          <chart:axis chart:dimension="y" chart:name="primary-y" chart:style-name="ch4">
            <chart:title svg:x="0.451cm" svg:y="5.957cm" chart:style-name="ch5">
              <text:p>非英語README率</text:p>
            </chart:title>
          </chart:axis>
          <chart:series chart:style-name="ch6" chart:values-cell-range-address="Sheet1.B4:Sheet1.B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ainer</text:p>
                <draw:g>
                  <svg:desc>Sheet1.A4:Sheet1.A6</svg:desc>
                </draw:g>
              </table:table-cell>
              <table:table-cell office:value-type="float" office:value="0.227926876701673">
                <text:p>0.227926876701673</text:p>
                <draw:g>
                  <svg:desc>Sheet1.B4:Sheet1.B6</svg:desc>
                </draw:g>
              </table:table-cell>
            </table:table-row>
            <table:table-row>
              <table:table-cell office:value-type="string">
                <text:p>TensorFlow</text:p>
              </table:table-cell>
              <table:table-cell office:value-type="float" office:value="0.0425531914893615">
                <text:p>0.0425531914893615</text:p>
              </table:table-cell>
            </table:table-row>
            <table:table-row>
              <table:table-cell office:value-type="string">
                <text:p>PyTorch</text:p>
              </table:table-cell>
              <table:table-cell office:value-type="float" office:value="0.0231213872832369">
                <text:p>0.0231213872832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27cm" svg:height="9.004cm" xlink:href=".." xlink:type="simple" chart:class="chart:bar" chart:style-name="ch1">
        <chart:plot-area chart:style-name="ch2" table:cell-range-address="Sheet1.A7:Sheet1.B9" chart:data-source-has-labels="column" svg:x="1.19cm" svg:y="0.18cm" svg:width="7.951cm" svg:height="8.644cm">
          <chartooo:coordinate-region svg:x="2.223cm" svg:y="0.376cm" svg:width="6.918cm" svg:height="7.957cm"/>
          <chart:axis chart:dimension="x" chart:name="primary-x" chart:style-name="ch3" chartooo:axis-type="auto">
            <chartooo:date-scale/>
            <chart:categories table:cell-range-address="Sheet1.A7:Sheet1.A9"/>
          </chart:axis>
          <chart:axis chart:dimension="y" chart:name="primary-y" chart:style-name="ch4">
            <chart:title svg:x="0.451cm" svg:y="6.62cm" chart:style-name="ch5">
              <text:p>READMEのデータ量 (bytes)</text:p>
            </chart:title>
          </chart:axis>
          <chart:series chart:style-name="ch6" chart:values-cell-range-address="Sheet1.B7:Sheet1.B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ainer</text:p>
                <draw:g>
                  <svg:desc>Sheet1.A7:Sheet1.A9</svg:desc>
                </draw:g>
              </table:table-cell>
              <table:table-cell office:value-type="float" office:value="1684.77401789187">
                <text:p>1684.77401789187</text:p>
                <draw:g>
                  <svg:desc>Sheet1.B7:Sheet1.B9</svg:desc>
                </draw:g>
              </table:table-cell>
            </table:table-row>
            <table:table-row>
              <table:table-cell office:value-type="string">
                <text:p>TensorFlow</text:p>
              </table:table-cell>
              <table:table-cell office:value-type="float" office:value="6874.21985815603">
                <text:p>6874.21985815603</text:p>
              </table:table-cell>
            </table:table-row>
            <table:table-row>
              <table:table-cell office:value-type="string">
                <text:p>PyTorch</text:p>
              </table:table-cell>
              <table:table-cell office:value-type="float" office:value="4168.19075144509">
                <text:p>4168.19075144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